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172in"/>
    </style:style>
    <style:style style:name="co2" style:family="table-column">
      <style:table-column-properties fo:break-before="auto" style:column-width="4.9535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732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66cc" style:font-name="Liberation Serif" fo:font-size="44pt" style:font-size-asian="44pt" style:font-size-complex="44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 style:font-name="Liberation Serif" fo:font-size="44pt" style:font-size-asian="44pt" style:font-size-complex="44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ff00" style:font-name="Liberation Serif" fo:font-size="44pt" style:font-size-asian="44pt" style:font-size-complex="44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ff00" style:font-name="Liberation Serif" fo:font-size="44pt" style:font-size-asian="44pt" style:font-size-complex="44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950e" style:font-name="Liberation Serif" fo:font-size="44pt" style:font-size-asian="44pt" style:font-size-complex="44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style:font-name="Liberation Serif" fo:font-size="44pt" style:font-size-asian="44pt" style:font-size-complex="44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erif" fo:font-size="44pt" style:font-size-asian="44pt" style:font-size-complex="44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34" style:family="table-cell" style:parent-style-name="Default" style:data-style-name="N132">
      <style:text-properties fo:font-size="28pt" style:font-size-asian="28pt" style:font-size-complex="28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66cc" style:font-name="Liberation Serif" fo:font-size="44pt" style:font-size-asian="44pt" style:font-size-complex="4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 style:font-name="Liberation Serif" fo:font-size="44pt" style:font-size-asian="44pt" style:font-size-complex="44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ff00" style:font-name="Liberation Serif" fo:font-size="44pt" style:font-size-asian="44pt" style:font-size-complex="44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ff00" style:font-name="Liberation Serif" fo:font-size="44pt" style:font-size-asian="44pt" style:font-size-complex="44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950e" style:font-name="Liberation Serif" fo:font-size="44pt" style:font-size-asian="44pt" style:font-size-complex="44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style:font-name="Liberation Serif" fo:font-size="44pt" style:font-size-asian="44pt" style:font-size-complex="4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erif" fo:font-size="44pt" style:font-size-asian="44pt" style:font-size-complex="44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23" style:family="table-cell" style:parent-style-name="Default" style:data-style-name="N132">
      <style:text-properties fo:font-size="28pt" style:font-size-asian="28pt" style:font-size-complex="28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3"/>
        <table:table-column table:style-name="co2" table:default-cell-style-name="ce21"/>
        <table:table-column table:style-name="co3" table:default-cell-style-name="ce23"/>
        <table:table-column table:style-name="co4" table:default-cell-style-name="ce23"/>
        <table:table-row table:style-name="ro1">
          <table:table-cell office:value-type="string" calcext:value-type="string" table:number-columns-spanned="2" table:number-rows-spanned="1">
            <text:p>Table of Visible Colors</text:p>
          </table:table-cell>
          <table:covered-table-cell table:style-name="ce14"/>
          <table:table-cell table:style-name="ce22" office:value-type="string" calcext:value-type="string" table:number-columns-spanned="2" table:number-rows-spanned="1">
            <text:p>ENERGY IN EV</text:p>
          </table:table-cell>
          <table:covered-table-cell table:style-name="ce36"/>
        </table:table-row>
        <table:table-row table:style-name="ro1">
          <table:table-cell table:style-name="ce14" office:value-type="string" calcext:value-type="string">
            <text:p>Color</text:p>
          </table:table-cell>
          <table:table-cell table:style-name="ce14" office:value-type="string" calcext:value-type="string">
            <text:p>Wavelength (nm)</text:p>
          </table:table-cell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violet</text:p>
          </table:table-cell>
          <table:table-cell office:value-type="string" calcext:value-type="string">
            <text:p>380-450</text:p>
          </table:table-cell>
          <table:table-cell table:formula="of:=(6.626E-034*3000000000/0.0000038)/1.6E-019" office:value-type="float" office:value="3.26940789473684" calcext:value-type="float">
            <text:p>3.269</text:p>
          </table:table-cell>
          <table:table-cell table:formula="of:=(6.626E-034*3000000000/0.0000045)/1.6E-019" office:value-type="float" office:value="2.76083333333333" calcext:value-type="float">
            <text:p>2.761</text:p>
          </table:table-cell>
        </table:table-row>
        <table:table-row table:style-name="ro1">
          <table:table-cell table:style-name="ce16" office:value-type="string" calcext:value-type="string">
            <text:p>blue</text:p>
          </table:table-cell>
          <table:table-cell office:value-type="string" calcext:value-type="string">
            <text:p>450-495</text:p>
          </table:table-cell>
          <table:table-cell table:formula="of:=(6.626E-034*3000000000/0.0000045)/1.6E-019" office:value-type="float" office:value="2.76083333333333" calcext:value-type="float">
            <text:p>2.761</text:p>
          </table:table-cell>
          <table:table-cell table:formula="of:=(6.626E-034*3000000000/0.00000495)/1.6E-019" office:value-type="float" office:value="2.50984848484848" calcext:value-type="float">
            <text:p>2.510</text:p>
          </table:table-cell>
        </table:table-row>
        <table:table-row table:style-name="ro1">
          <table:table-cell table:style-name="ce17" office:value-type="string" calcext:value-type="string">
            <text:p>green</text:p>
          </table:table-cell>
          <table:table-cell office:value-type="string" calcext:value-type="string">
            <text:p>495-570</text:p>
          </table:table-cell>
          <table:table-cell table:formula="of:=(6.626E-034*3000000000/0.00000495)/1.6E-019" office:value-type="float" office:value="2.50984848484848" calcext:value-type="float">
            <text:p>2.510</text:p>
          </table:table-cell>
          <table:table-cell table:formula="of:=(6.626E-034*3000000000/0.0000057)/1.6E-019" office:value-type="float" office:value="2.17960526315789" calcext:value-type="float">
            <text:p>2.180</text:p>
          </table:table-cell>
        </table:table-row>
        <table:table-row table:style-name="ro1">
          <table:table-cell table:style-name="ce18" office:value-type="string" calcext:value-type="string">
            <text:p>yellow</text:p>
          </table:table-cell>
          <table:table-cell office:value-type="string" calcext:value-type="string">
            <text:p>570-590</text:p>
          </table:table-cell>
          <table:table-cell table:formula="of:=(6.626E-034*3000000000/0.0000057)/1.6E-019" office:value-type="float" office:value="2.17960526315789" calcext:value-type="float">
            <text:p>2.180</text:p>
          </table:table-cell>
          <table:table-cell table:formula="of:=(6.626E-034*3000000000/0.0000059)/1.6E-019" office:value-type="float" office:value="2.10572033898305" calcext:value-type="float">
            <text:p>2.106</text:p>
          </table:table-cell>
        </table:table-row>
        <table:table-row table:style-name="ro1">
          <table:table-cell table:style-name="ce19" office:value-type="string" calcext:value-type="string">
            <text:p>orange</text:p>
          </table:table-cell>
          <table:table-cell office:value-type="string" calcext:value-type="string">
            <text:p>590-620</text:p>
          </table:table-cell>
          <table:table-cell table:formula="of:=(6.626E-034*3000000000/0.0000059)/1.6E-019" office:value-type="float" office:value="2.10572033898305" calcext:value-type="float">
            <text:p>2.106</text:p>
          </table:table-cell>
          <table:table-cell table:formula="of:=(6.626E-034*3000000000/0.0000062)/1.6E-019" office:value-type="float" office:value="2.00383064516129" calcext:value-type="float">
            <text:p>2.004</text:p>
          </table:table-cell>
        </table:table-row>
        <table:table-row table:style-name="ro1">
          <table:table-cell table:style-name="ce20" office:value-type="string" calcext:value-type="string">
            <text:p>red</text:p>
          </table:table-cell>
          <table:table-cell office:value-type="string" calcext:value-type="string">
            <text:p>620-750</text:p>
          </table:table-cell>
          <table:table-cell table:formula="of:=(6.626E-034*3000000000/0.0000062)/1.6E-019" office:value-type="float" office:value="2.00383064516129" calcext:value-type="float">
            <text:p>2.004</text:p>
          </table:table-cell>
          <table:table-cell table:formula="of:=(6.626E-034*3000000000/0.0000075)/1.6E-019" office:value-type="float" office:value="1.6565" calcext:value-type="float">
            <text:p>1.6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09:27:56.981561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nas Williamson</meta:initial-creator>
    <meta:creation-date>2013-10-22T21:00:07.950171172</meta:creation-date>
    <dc:date>2018-04-28T09:48:20.500210038</dc:date>
    <meta:editing-duration>PT4M12S</meta:editing-duration>
    <meta:editing-cycles>5</meta:editing-cycles>
    <meta:generator>LibreOffice/7.0.6.2$Linux_X86_64 LibreOffice_project/00$Build-2</meta:generator>
    <meta:printed-by>Jonas Williamson</meta:printed-by>
    <meta:print-date>2013-10-25T09:18:17.114527821</meta:print-date>
    <meta:document-statistic meta:table-count="1" meta:cell-count="28" meta:object-count="0"/>
  </office:meta>
</office:document-meta>
</file>